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Utils.executeSqlScript( Connection connection , EncodedResource resource , DataBufferFactory dataBufferFactory , boolean continueOnError , boolean ignoreFailedDrops , String commentPrefix , @ Nullable String separator , String blockCommentStartDelimiter , String blockCommentEndDelim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riptUtils.executeSqlScript( Connection connection , Encoded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riptUtils.containsStatementSeparator( EncodedResource resource , String script , String separator , String [ ] commentPrefixes , String blockCommentStartDelimiter , String blockCommentEndDelimiter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8">
            <text:p text:style-name="Table_20_Contents">18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ScriptUtils.readScript( LineNumberReader lineNumberReader , @ Nullable String separa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criptUtils.readScript( EncodedResource resource , DataBufferFactory dataBufferFactory , @ Nullable String separa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criptUtils.runStatement( String statement , Connection connection , EncodedResource resource , boolean continueOnError , boolean ignoreFailedDrops , AtomicInteger statementNumb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criptUtils.startsWithAny( String script , String [ ] prefixes , int off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riptUtils.appendSeparatorToScriptIfNecessary( StringBuilder scriptBuilder , @ Nullable String separa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riptUtils.splitSqlScript( EncodedResource resource , String script , String separator , String [ ] commentPrefixes , String blockCommentStartDelimiter , String blockCommentEndDelimiter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32">
            <text:p text:style-name="Table_20_Contents">32</text:p>
          </table:table-cell>
          <table:table-cell office:value-type="float" office:value="78">
            <text:p text:style-name="Table_20_Contents">78</text:p>
          </table:table-cell>
        </table:table-row>
        <table:table-row>
          <table:table-cell office:value-type="string">
            <text:p text:style-name="Table_20_Contents">ScriptUtils.executeSqlScript( Connection connection , EncodedResource resource , DataBufferFactory dataBufferFactory , boolean continueOnError , boolean ignoreFailedDrops , String [ ] commentPrefixes , @ Nullable String separator , String blockCommentStartDelimiter , String blockCommentEndDelimit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ScriptUtils.executeSqlScript( Connection connection , 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